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9bb88" officeooo:paragraph-rsid="0009bb88"/>
    </style:style>
    <style:style style:name="P2" style:family="paragraph" style:parent-style-name="Standard">
      <style:text-properties officeooo:rsid="0009bb88" officeooo:paragraph-rsid="0009bb88"/>
    </style:style>
    <style:style style:name="P3" style:family="paragraph" style:parent-style-name="Standard">
      <style:paragraph-properties fo:text-align="center" style:justify-single-word="false"/>
      <style:text-properties officeooo:rsid="0009bb88" officeooo:paragraph-rsid="0009bb88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paragraph-properties fo:text-align="center" style:justify-single-word="false"/>
      <style:text-properties fo:font-size="66pt" officeooo:rsid="0009bb88" officeooo:paragraph-rsid="0009bb88" style:font-size-asian="66pt" style:font-size-complex="66pt"/>
    </style:style>
    <style:style style:name="P9" style:family="paragraph" style:parent-style-name="Text_20_body">
      <style:text-properties officeooo:rsid="000a3e15" officeooo:paragraph-rsid="000a3e15"/>
    </style:style>
    <style:style style:name="P10" style:family="paragraph" style:parent-style-name="Text_20_body">
      <style:text-properties officeooo:rsid="000ccbd7" officeooo:paragraph-rsid="000ccbd7"/>
    </style:style>
    <style:style style:name="P11" style:family="paragraph" style:parent-style-name="Text_20_body">
      <style:text-properties officeooo:rsid="000fdf8e" officeooo:paragraph-rsid="000fdf8e"/>
    </style:style>
    <style:style style:name="P12" style:family="paragraph" style:parent-style-name="Text_20_body">
      <style:text-properties officeooo:rsid="0014f22f" officeooo:paragraph-rsid="0014f22f"/>
    </style:style>
    <style:style style:name="P13" style:family="paragraph" style:parent-style-name="Text_20_body">
      <style:text-properties officeooo:rsid="00179a14" officeooo:paragraph-rsid="00195a45"/>
    </style:style>
    <style:style style:name="P14" style:family="paragraph" style:parent-style-name="Text_20_body">
      <style:text-properties officeooo:rsid="001b4b9b" officeooo:paragraph-rsid="001b4b9b"/>
    </style:style>
    <style:style style:name="P15" style:family="paragraph" style:parent-style-name="Text_20_body">
      <style:text-properties officeooo:rsid="001de01b" officeooo:paragraph-rsid="001de01b"/>
    </style:style>
    <style:style style:name="P16" style:family="paragraph" style:parent-style-name="Text_20_body">
      <style:text-properties officeooo:rsid="001fb0ce" officeooo:paragraph-rsid="001fb0c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>
      <style:text-properties officeooo:rsid="0021a6b5" officeooo:paragraph-rsid="0021a6b5"/>
    </style:style>
    <style:style style:name="P19" style:family="paragraph" style:parent-style-name="Text_20_body">
      <style:text-properties officeooo:rsid="0021b3d1" officeooo:paragraph-rsid="0021b3d1"/>
    </style:style>
    <style:style style:name="T1" style:family="text">
      <style:text-properties officeooo:rsid="000bea6e"/>
    </style:style>
    <style:style style:name="T2" style:family="text">
      <style:text-properties officeooo:rsid="000b6aa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b6aaf"/>
    </style:style>
    <style:style style:name="T5" style:family="text">
      <style:text-properties officeooo:rsid="000e1852"/>
    </style:style>
    <style:style style:name="T6" style:family="text">
      <style:text-properties officeooo:rsid="000fdf8e"/>
    </style:style>
    <style:style style:name="T7" style:family="text">
      <style:text-properties officeooo:rsid="00131d7d"/>
    </style:style>
    <style:style style:name="T8" style:family="text">
      <style:text-properties officeooo:rsid="00131f2d"/>
    </style:style>
    <style:style style:name="T9" style:family="text">
      <style:text-properties officeooo:rsid="0016a00d"/>
    </style:style>
    <style:style style:name="T10" style:family="text">
      <style:text-properties officeooo:rsid="001b4b9b"/>
    </style:style>
    <style:style style:name="T11" style:family="text">
      <style:text-properties officeooo:rsid="001ca605"/>
    </style:style>
    <style:style style:name="T12" style:family="text">
      <style:text-properties officeooo:rsid="001dbedf"/>
    </style:style>
    <style:style style:name="T13" style:family="text">
      <style:text-properties officeooo:rsid="001e9c96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Estudio Teorico Laravel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P7">Sumario</text:p>
          </text:index-title>
          <text:p text:style-name="P6"><text:a xlink:type="simple" xlink:href="#__RefHeading___Toc162_3087016579" text:style-name="Index_20_Link" text:visited-style-name="Index_20_Link">Objetivo<text:tab/>3</text:a></text:p>
          <text:p text:style-name="P6"><text:a xlink:type="simple" xlink:href="#__RefHeading___Toc164_3087016579" text:style-name="Index_20_Link" text:visited-style-name="Index_20_Link">Introducción<text:tab/>4</text:a></text:p>
          <text:p text:style-name="P6"><text:a xlink:type="simple" xlink:href="#__RefHeading___Toc166_3087016579" text:style-name="Index_20_Link" text:visited-style-name="Index_20_Link">Competidores<text:tab/>5</text:a></text:p>
          <text:p text:style-name="P6"><text:a xlink:type="simple" xlink:href="#__RefHeading___Toc168_3087016579" text:style-name="Index_20_Link" text:visited-style-name="Index_20_Link">Características<text:tab/>6</text:a></text:p>
          <text:p text:style-name="P6"><text:a xlink:type="simple" xlink:href="#__RefHeading___Toc170_3087016579" text:style-name="Index_20_Link" text:visited-style-name="Index_20_Link">Componentes, relación y utilidad<text:tab/>7</text:a></text:p>
          <text:p text:style-name="P6"><text:a xlink:type="simple" xlink:href="#__RefHeading___Toc172_3087016579" text:style-name="Index_20_Link" text:visited-style-name="Index_20_Link">Webgrafía, fuentes, tutoriales, cursos, recomendados<text:tab/>8</text:a></text:p>
          <text:p text:style-name="P6"><text:a xlink:type="simple" xlink:href="#__RefHeading___Toc174_3087016579" text:style-name="Index_20_Link" text:visited-style-name="Index_20_Link">Conclusión (teoría)<text:tab/>9</text:a></text:p>
        </text:index-body>
      </text:table-of-content>
      <text:p text:style-name="P2"/>
      <text:h text:style-name="P17" text:outline-level="1"><text:bookmark-start text:name="__RefHeading___Toc162_3087016579"/>Objetivo<text:bookmark-end text:name="__RefHeading___Toc162_3087016579"/></text:h>
      <text:p text:style-name="P9"/>
      <text:h text:style-name="P17" text:outline-level="1"><text:bookmark-start text:name="__RefHeading___Toc164_3087016579"/>Introducción<text:bookmark-end text:name="__RefHeading___Toc164_3087016579"/></text:h>
      <text:p text:style-name="Text_20_body"/>
      <text:p text:style-name="P19">Ultima version estable</text:p>
      <text:p text:style-name="P18">Hablar de su estructura AMP, directorios que crea, etc (aquí no)</text:p>
      <text:h text:style-name="P17" text:outline-level="1"><text:bookmark-start text:name="__RefHeading___Toc166_3087016579"/>Competidores<text:bookmark-end text:name="__RefHeading___Toc166_3087016579"/></text:h>
      <text:p text:style-name="Text_20_body"/>
      <text:p text:style-name="P10"><text:span text:style-name="T5">A pesar de que Laravel sea el framework de PHP mas usado, </text:span>compite con varios frameworks, <text:span text:style-name="T6">entre ellos:</text:span></text:p>
      <text:p text:style-name="P11">CodeIgniter: <text:span text:style-name="T10">E</text:span><text:span text:style-name="T7">s facil de aprender y muy eficiente, </text:span><text:span text:style-name="T8">por ello esta enfocado en el rendimiento</text:span></text:p>
      <text:p text:style-name="P11"/>
      <text:p text:style-name="P12">Symfony: <text:span text:style-name="T9">Es usado en proyectos a gran escala, es mas complejo que Laravel pero proporciona una mayor flexibilidad y control. Laravel incorpora componentes de Symfony</text:span></text:p>
      <text:p text:style-name="P12"/>
      <text:p text:style-name="P14">Zend: <text:span text:style-name="T11">Tiene la caracteristica de que permite cargar solo los componentes que vayan a usarse en la aolicacion, </text:span><text:span text:style-name="T12">gracias a esto la reutilizacion de codigo se facilita mucho</text:span></text:p>
      <text:p text:style-name="P14"/>
      <text:p text:style-name="P15">Phalcon: Escrito en C, es un framework muy ligero y con un muy buen rendimiento, <text:span text:style-name="T13">sin embargo, su documentacion no es tan completa como la de Laravel</text:span></text:p>
      <text:p text:style-name="P15"/>
      <text:p text:style-name="P16">CakePHP: Uno de los primeros frameworks MVC de PHP, cuenta con plantillas y validacion integrada, tiene una serie de configuraciones ya preestablecidas que agilizan la creacion de proyectos</text:p>
      <text:p text:style-name="P16"/>
      <text:p text:style-name="P16"/>
      <text:h text:style-name="P17" text:outline-level="1"><text:bookmark-start text:name="__RefHeading___Toc168_3087016579"/>Características<text:bookmark-end text:name="__RefHeading___Toc168_3087016579"/></text:h>
      <text:h text:style-name="P17" text:outline-level="1"><text:bookmark-start text:name="__RefHeading___Toc170_3087016579"/>Componentes, relación y utilidad<text:bookmark-end text:name="__RefHeading___Toc170_3087016579"/></text:h>
      <text:h text:style-name="P17" text:outline-level="1"><text:bookmark-start text:name="__RefHeading___Toc172_3087016579"/>Webgrafía, fuentes, tutoriales, cursos, recomendados<text:bookmark-end text:name="__RefHeading___Toc172_3087016579"/></text:h>
      <text:p text:style-name="Text_20_body"/>
      <text:p text:style-name="P13">Competidores de Laravel: </text:p>
      <text:p text:style-name="P13">https://www.hostinger.es/tutoriales/mejores-frameworks-php</text:p>
      <text:p text:style-name="P13">https://colorvivo.com/mejores-frameworks-php-desarrollo-web/</text:p>
      <text:h text:style-name="P17" text:outline-level="1"><text:bookmark-start text:name="__RefHeading___Toc174_3087016579"/>Conclusi<text:span text:style-name="T2">ó</text:span>n (<text:span text:style-name="T3">teor</text:span><text:span text:style-name="T4">í</text:span><text:span text:style-name="T3">a</text:span>)<text:bookmark-end text:name="__RefHeading___Toc174_3087016579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9bb88" officeooo:paragraph-rsid="0009bb8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bea6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ex Asensio S<text:span text:style-name="MT1">á</text:span>nchez <text:s text:c="76"/>DAW2</text:p>
      </style:header>
      <style:footer>
        <text:p text:style-name="MP2"><text:bookmark-start text:name="PageNumWizard_FOOTER_Estilo de página predeterminado1"/><text:page-number text:select-page="current">9</text:page-number><text:s/>/ <text:page-count>9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3:16:47.359000000</meta:creation-date>
    <dc:date>2024-11-15T13:02:02.156000000</dc:date>
    <meta:editing-duration>PT32M3S</meta:editing-duration>
    <meta:editing-cycles>28</meta:editing-cycles>
    <meta:generator>LibreOffice/24.2.4.2$Windows_X86_64 LibreOffice_project/51a6219feb6075d9a4c46691dcfe0cd9c4fff3c2</meta:generator>
    <meta:document-statistic meta:table-count="0" meta:image-count="0" meta:object-count="0" meta:page-count="9" meta:paragraph-count="29" meta:word-count="208" meta:character-count="1542" meta:non-whitespace-character-count="1286"/>
  </office:meta>
</office:document-meta>
</file>